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fc517" officeooo:paragraph-rsid="000fc517"/>
    </style:style>
    <style:style style:name="P2" style:family="paragraph" style:parent-style-name="Standard">
      <style:paragraph-properties fo:line-height="150%" fo:text-align="justify" style:justify-single-word="false"/>
      <style:text-properties style:font-name="Times New Roman" officeooo:rsid="000fc517" officeooo:paragraph-rsid="001894a6"/>
    </style:style>
    <style:style style:name="P3" style:family="paragraph" style:parent-style-name="Standard">
      <style:paragraph-properties fo:line-height="150%" fo:text-align="justify" style:justify-single-word="false"/>
      <style:text-properties style:font-name="Times New Roman" fo:font-style="italic" officeooo:rsid="000fc517" officeooo:paragraph-rsid="000fc517" style:font-style-asian="italic" style:font-style-complex="italic"/>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44a0d" officeooo:paragraph-rsid="00144a0d" style:font-size-asian="11pt" style:font-style-asian="italic" style:font-size-complex="11pt" style:font-style-complex="italic"/>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44a0d"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acecb"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ca3e6" style:font-size-asian="10.5pt" style:font-style-asian="normal" style:font-size-complex="12pt" style:font-style-complex="normal"/>
    </style:style>
    <style:style style:name="T1" style:family="text">
      <style:text-properties officeooo:rsid="0011a646"/>
    </style:style>
    <style:style style:name="T2" style:family="text">
      <style:text-properties style:font-name="Times New Roman1"/>
    </style:style>
    <style:style style:name="T3" style:family="text">
      <style:text-properties officeooo:rsid="0015dfe2"/>
    </style:style>
    <style:style style:name="T4" style:family="text">
      <style:text-properties officeooo:rsid="0019ef83"/>
    </style:style>
    <style:style style:name="T5" style:family="text">
      <style:text-properties style:font-name="Times New Roman" officeooo:rsid="001b5354"/>
    </style:style>
    <style:style style:name="T6" style:family="text">
      <style:text-properties style:font-name="Times New Roman" fo:font-style="italic" officeooo:rsid="001b5354" style:font-style-asian="italic" style:font-style-complex="italic"/>
    </style:style>
    <style:style style:name="T7" style:family="text">
      <style:text-properties style:font-name="Times New Roman" officeooo:rsid="001b2e15"/>
    </style:style>
    <style:style style:name="T8" style:family="text">
      <style:text-properties style:font-name="Times New Roman" officeooo:rsid="001bf47f"/>
    </style:style>
    <style:style style:name="T9" style:family="text">
      <style:text-properties style:font-name="Times New Roman" officeooo:rsid="001c6d0b"/>
    </style:style>
    <style:style style:name="T10" style:family="text">
      <style:text-properties style:font-name="Times New Roman" officeooo:rsid="001ca3e6"/>
    </style:style>
    <style:style style:name="T11" style:family="text">
      <style:text-properties style:font-name="Times New Roman" officeooo:rsid="001d9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é</text:p>
      <text:p text:style-name="P1"/>
      <text:p text:style-name="P1"/>
      <text:p text:style-name="P2"><text:tab/><text:span text:style-name="T1">Josephé est le premier fils de Joseph. Galaad, son second fils et frère de Josephé, ne naîtra pas avant que la compagnie des chrétiens n'atteigne la Grande Bretagne. Un jour que Joseph dernier prie le Seigneur, ce dernier lui annonce qu'il consacrera son fils Josephé prochainement pour en faire le premier évêque de l'Église. En effet, le Seigneur reconnaît en Josephé un être d'une exceptionnelle vertu :</text:span></text:p>
      <text:p text:style-name="P1"/>
      <text:p text:style-name="P4">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 text:style-name="T2">§</text:span>50)</text:p>
      <text:p text:style-name="P5"/>
      <text:p text:style-name="P5"><text:tab/><text:span text:style-name="T3">Une fois consacré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5"><text:tab/><text:span text:style-name="T4">Alors que la guerre prend fin sur une victoire définitive d'Évalac sur Tholomé, Évalac et son beau-frère Séraphé, convaincus du pouvoir du Seigneur qui les a sauvés, demandent à Josephé de les convertir à la loi chrétienne. Évalac le Malconnu devient alors Mordrain et Séraphé devient Nascien. Le même jour de nombreux nouveaux chrétiens sont baptisés et Josephé continue d'évangéliser les territoires d'Orient.</text:span></text:p>
      <text:p text:style-name="P5"/>
      <text:p text:style-name="P6"><text:tab/><text:span text:style-name="T5">(</text:span><text:span text:style-name="T6">Ellipse)</text:span></text:p>
      <text:p text:style-name="P6"/>
      <text:p text:style-name="P6"><text:soft-page-break/><text:span text:style-name="T5"><text:tab/></text:span><text:span text:style-name="T7">Josephé, Joseph et leur compagnie traversent la mer et se rendent en Grande Bretagne. Josephé a pour mission d'évangéliser cette nouvelle terre que les chrétiens considèrent comme la Terre promise.</text:span></text:p>
      <text:p text:style-name="P6"><text:span text:style-name="T7"><text:tab/>Lorsqu'il arrive à Galafort, Josephé édifie le duc Ganor, seigneur de la cité, en lui expliquant la signification de plusieurs de ses visions. Ce dernier demande aussitôt à Josephé de le convertir. Cette conversion, la première d'un seigneur de Grande Bretagne, provoque une guerre contre le roi de Northumberland. Après une victoire écrasante des chrétiens, Josephé et sa compagnie quittent Galafort </text:span><text:span text:style-name="T8">et atteignent le royaume de Norgales, gouverné par le roi Crudel</text:span><text:span text:style-name="T7">.</text:span></text:p>
      <text:p text:style-name="P6"><text:span text:style-name="T7"><text:tab/>Ils sont </text:span><text:span text:style-name="T8">finalement </text:span><text:span text:style-name="T7">faits prisonnier par le </text:span><text:span text:style-name="T8">roi</text:span><text:span text:style-name="T7"> Crudel</text:span><text:span text:style-name="T8">. Informé par le Seigneur de leur malheureuse aventure, Mordrain, resté à Sarras, décide de gagner la Grande Bretagne et de venger ses compagnons. Le roi Crudel est battu par les armées chrétiennes conduites par Mordrain et Nascien. Alors que tout le monde regagne Galafort après la victoire, Josephé et sa compagnie se rendent à Camaalot. </text:span><text:span text:style-name="T9">Malgré la traîtrise du roi Agreste qui martyrise douze chrétiens, Josephé parvient à convertir la population de Camaalot.</text:span></text:p>
      <text:p text:style-name="P6"><text:span text:style-name="T9"/></text:p>
      <text:p text:style-name="P7"><text:span text:style-name="T9"><text:tab/>Josephé et sa compagnie continuent d'évangéliser le territoire de Grande Bretagne. Josephé investi Alain le Gros, fils de Bron, de la fonction de gardien du Graal. Pour un miracle que ce dernier accomplit au bord d'un étan</text:span><text:span text:style-name="T10">g</text:span><text:span text:style-name="T9">, il est surnommé le Riche Pécheur. </text:span><text:span text:style-name="T10">Au cours de leur pérégrination, Josephé profite de châtiment exemplaire de Moïse, Chanaan et Siméon pour sermonner la compagnie des chrétiens. </text:span><text:span text:style-name="T11">Après quinze années passées sur les routes à évangéliser le territoire de Grande Bretagne, Josephé rentre à Galafort où il couronne son frère Galaad qui devient roi de Hocelice.</text:span></text:p>
      <text:p text:style-name="P7"><text:span text:style-name="T11"><text:tab/>Apprenant que Joseph son père est mort pendant son absence et le Seigneur lui faisant comprendre que lui même mourra très prochainement, Josephé décide de se rendre dans l'abbaye de Mordrain. Le lendemain, Josephé meurt et est inhumé dans l'abba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9T07:53:34.806481625</meta:creation-date>
    <dc:date>2015-06-09T10:28:44.911822851</dc:date>
    <dc:creator>Gauthier </dc:creator>
    <meta:editing-duration>PT2H33M32S</meta:editing-duration>
    <meta:editing-cycles>11</meta:editing-cycles>
    <meta:generator>LibreOffice/4.2.8.2$Linux_X86_64 LibreOffice_project/420m0$Build-2</meta:generator>
    <meta:document-statistic meta:table-count="0" meta:image-count="0" meta:object-count="0" meta:page-count="2" meta:paragraph-count="11" meta:word-count="714" meta:character-count="4314" meta:non-whitespace-character-count="3602"/>
  </office:meta>
</office:document-meta>
</file>